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>
      <style:paragraph-properties fo:break-before="page"/>
    </style:style>
    <style:style style:name="T1_1" style:family="text" style:parent-style-name="DefaultParagraphFont">
      <style:text-properties fo:language="en" fo:country="US"/>
    </style:style>
    <style:style style:name="T1_2" style:family="text" style:parent-style-name="DefaultParagraphFont">
      <style:text-properties fo:language="en" fo:country="US"/>
    </style:style>
    <style:style style:name="T1_3" style:family="text" style:parent-style-name="DefaultParagraphFont">
      <style:text-properties fo:language="en" fo:country="US"/>
    </style:style>
    <style:style style:name="T1_4" style:family="text" style:parent-style-name="DefaultParagraphFont">
      <style:text-properties fo:language="en" fo:country="US"/>
    </style:style>
    <style:style style:name="T1_5" style:family="text" style:parent-style-name="DefaultParagraphFont">
      <style:text-properties fo:language="en" fo:country="US"/>
    </style:style>
    <style:style style:name="T1_6" style:family="text" style:parent-style-name="DefaultParagraphFont">
      <style:text-properties fo:language="en" fo:country="US"/>
    </style:style>
    <style:style style:name="T1_7" style:family="text" style:parent-style-name="DefaultParagraphFont">
      <style:text-properties fo:language="en" fo:country="US"/>
    </style:style>
    <style:style style:name="T1_8" style:family="text" style:parent-style-name="DefaultParagraphFont">
      <style:text-properties fo:language="en" fo:country="US"/>
    </style:style>
    <style:style style:name="T1_9" style:family="text" style:parent-style-name="DefaultParagraphFont">
      <style:text-properties fo:language="en" fo:country="US"/>
    </style:style>
    <style:style style:name="T1_10" style:family="text" style:parent-style-name="DefaultParagraphFont">
      <style:text-properties fo:language="en" fo:country="US"/>
    </style:style>
    <style:style style:name="P2" style:family="paragraph" style:parent-style-name="Normal"/>
  </office:automatic-styles>
  <office:body>
    <office:text>
      <text:p text:style-name="P1"><text:span text:style-name="T1_1">We<text:s/>provide<text:s/>support<text:s/>for<text:s/>the<text:s/>following<text:s/></text:span><text:span text:style-name="T1_2">products</text:span><text:span text:style-name="T1_3">:<text:s/></text:span><text:span text:style-name="T1_4">Lumia<text:s/>525</text:span><text:span text:style-name="T1_5">,<text:s/></text:span><text:span text:style-name="T1_6">Lenovo<text:s/>G50</text:span><text:span text:style-name="T1_7">,<text:s/></text:span><text:span text:style-name="T1_8">Pavilion<text:s/>G6</text:span><text:span text:style-name="T1_9">,<text:s/></text:span><text:span text:style-name="T1_10">Nexus<text:s/>5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6:58:00</meta:creation-date>
    <dc:creator>USMAN</dc:creator>
    <dc:date>2015-12-14T06:58:00</dc:date>
    <meta:editing-cycles>2</meta:editing-cycles>
    <meta:document-statistic meta:page-count="1" meta:paragraph-count="1" meta:row-count="1" meta:word-count="20" meta:character-count="134" meta:non-whitespace-character-count="115"/>
  </office:meta>
</office:document-meta>
</file>